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2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id="id1" draw:layer="layout" svg:width="4.5cm" svg:height="2cm" svg:x="3cm" svg:y="1.5cm">
            <text:p text:style-name="P1">Press Reset</text:p>
            <text:p text:style-name="P1">ON/OFF</text:p>
          </draw:rect>
          <draw:custom-shape draw:style-name="gr2" draw:text-style-name="P1" draw:layer="layout" svg:width="5.5cm" svg:height="4.5cm" svg:x="2.5cm" svg:y="5cm">
            <text:p text:style-name="P1">Boot Mode</text:p>
            <text:p text:style-name="P1">(Switch Pressed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1" draw:text-style-name="P2" draw:id="id6" draw:layer="layout" svg:width="4.5cm" svg:height="2cm" svg:x="3cm" svg:y="25cm">
            <text:p text:style-name="P1">Run Application</text:p>
          </draw:rect>
          <draw:rect draw:style-name="gr1" draw:text-style-name="P2" draw:id="id3" draw:layer="layout" svg:width="5cm" svg:height="2cm" svg:x="2.5cm" svg:y="11cm">
            <text:p text:style-name="P1">Enter boot Mode</text:p>
            <text:p text:style-name="P1">Display LED 'b' </text:p>
          </draw:rect>
          <draw:custom-shape draw:style-name="gr2" draw:text-style-name="P1" draw:id="id7" draw:layer="layout" svg:width="5.5cm" svg:height="3.5cm" svg:x="12cm" svg:y="8.5cm">
            <text:p text:style-name="P1">Appl Installed</text:p>
            <text:p text:style-name="P1">(Check Flag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rect draw:style-name="gr1" draw:text-style-name="P2" draw:id="id5" draw:layer="layout" svg:width="4.5cm" svg:height="2cm" svg:x="3cm" svg:y="21cm">
            <text:p text:style-name="P1">Download Data</text:p>
            <text:p text:style-name="P1">Code</text:p>
          </draw:rect>
          <draw:custom-shape draw:style-name="gr2" draw:text-style-name="P1" draw:id="id2" draw:layer="layout" svg:width="5.5cm" svg:height="4.5cm" svg:x="2.5cm" svg:y="5cm">
            <text:p text:style-name="P1">Boot Mode</text:p>
            <text:p text:style-name="P1">(Switch Pressed)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1" draw:id="id4" draw:layer="layout" svg:width="5.5cm" svg:height="4.5cm" svg:x="2.5cm" svg:y="14.5cm">
            <text:p text:style-name="P1"/>
            <text:p text:style-name="P1">Wait for command</text:p>
            <text:p text:style-name="P1"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2" draw:layer="layout" svg:x1="5.25cm" svg:y1="3.5cm" svg:x2="5.249cm" svg:y2="5cm" draw:start-shape="id1" draw:start-glue-point="2" draw:end-shape="id2" draw:end-glue-point="4">
            <text:p text:style-name="P3"/>
          </draw:connector>
          <draw:connector draw:style-name="gr3" draw:text-style-name="P2" draw:id="id8" draw:layer="layout" svg:x1="5.249cm" svg:y1="9.5cm" svg:x2="5cm" svg:y2="11cm" draw:start-shape="id2" draw:start-glue-point="6" draw:end-shape="id3" draw:end-glue-point="0">
            <text:p text:style-name="P3"/>
          </draw:connector>
          <draw:connector draw:style-name="gr3" draw:text-style-name="P2" draw:layer="layout" svg:x1="5cm" svg:y1="13cm" svg:x2="5.25cm" svg:y2="14.5cm" draw:start-shape="id3" draw:start-glue-point="2" draw:end-shape="id4">
            <text:p text:style-name="P3"/>
          </draw:connector>
          <draw:connector draw:style-name="gr3" draw:text-style-name="P2" draw:layer="layout" svg:x1="5.249cm" svg:y1="19cm" svg:x2="5.25cm" svg:y2="21cm" draw:start-shape="id4" draw:start-glue-point="6" draw:end-shape="id5" draw:end-glue-point="0">
            <text:p text:style-name="P3"/>
          </draw:connector>
          <draw:connector draw:style-name="gr3" draw:text-style-name="P2" draw:id="id9" draw:layer="layout" svg:x1="5.25cm" svg:y1="23cm" svg:x2="5.25cm" svg:y2="25cm" draw:start-shape="id5" draw:start-glue-point="2" draw:end-shape="id6" draw:end-glue-point="0">
            <text:p text:style-name="P3"/>
          </draw:connector>
          <draw:connector draw:style-name="gr3" draw:text-style-name="P2" draw:layer="layout" svg:x1="8cm" svg:y1="7.249cm" svg:x2="14.749cm" svg:y2="8.5cm" draw:start-shape="id2" draw:start-glue-point="7" draw:end-shape="id7" draw:end-glue-point="4">
            <text:p text:style-name="P3"/>
          </draw:connector>
          <draw:connector draw:style-name="gr3" draw:text-style-name="P2" draw:layer="layout" svg:x1="12cm" svg:y1="10.249cm" svg:x2="5.124cm" svg:y2="10.251cm" draw:start-shape="id7" draw:start-glue-point="5" draw:end-shape="id8" draw:end-glue-point="0">
            <text:p text:style-name="P3"/>
          </draw:connector>
          <draw:connector draw:style-name="gr3" draw:text-style-name="P2" draw:layer="layout" draw:line-skew="6.612cm" svg:x1="14.749cm" svg:y1="12cm" svg:x2="5.25cm" svg:y2="24cm" draw:start-shape="id7" draw:start-glue-point="6" draw:end-shape="id9" draw:end-glue-point="0">
            <text:p text:style-name="P3"/>
          </draw:connector>
          <draw:frame draw:style-name="gr4" draw:text-style-name="P3" draw:layer="layout" svg:width="1.353cm" svg:height="0.963cm" svg:x="10.5cm" svg:y="6cm">
            <draw:text-box>
              <text:p text:style-name="P3">No</text:p>
            </draw:text-box>
          </draw:frame>
          <draw:frame draw:style-name="gr4" draw:text-style-name="P3" draw:layer="layout" svg:width="1.353cm" svg:height="0.963cm" svg:x="9.689cm" svg:y="9.037cm">
            <draw:text-box>
              <text:p text:style-name="P3">No</text:p>
            </draw:text-box>
          </draw:frame>
          <draw:frame draw:style-name="gr5" draw:text-style-name="P3" draw:layer="layout" svg:width="1.646cm" svg:height="0.963cm" svg:x="15cm" svg:y="12.537cm">
            <draw:text-box>
              <text:p text:style-name="P3">Yes</text:p>
            </draw:text-box>
          </draw:frame>
          <draw:frame draw:style-name="gr6" draw:text-style-name="P3" draw:layer="layout" svg:width="4.919cm" svg:height="0.963cm" svg:x="5.5cm" svg:y="19.5cm">
            <draw:text-box>
              <text:p text:style-name="P3">Boot command</text:p>
            </draw:text-box>
          </draw:frame>
          <draw:connector draw:style-name="gr3" draw:text-style-name="P2" draw:layer="layout" svg:x1="8cm" svg:y1="16.749cm" svg:x2="14.817cm" svg:y2="16.757cm" draw:start-shape="id4" draw:start-glue-point="7">
            <text:p text:style-name="P3"/>
          </draw:connector>
          <draw:frame draw:style-name="gr7" draw:text-style-name="P3" draw:layer="layout" svg:width="4.77cm" svg:height="0.963cm" svg:x="9.997cm" svg:y="15.5cm">
            <draw:text-box>
              <text:p text:style-name="P3">Run command</text:p>
            </draw:text-box>
          </draw:frame>
          <draw:connector draw:style-name="gr3" draw:text-style-name="P2" draw:layer="layout" svg:x1="2.5cm" svg:y1="16.749cm" svg:x2="4.704cm" svg:y2="13.699cm" draw:start-shape="id4" draw:start-glue-point="5">
            <text:p text:style-name="P3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gsana New'" style:font-family-generic-asian="system" style:font-pitch-asian="variable" style:font-size-asian="24pt" style:language-asian="en" style:country-asian="US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2-13T14:27:14</meta:creation-date>
    <dc:creator>wichai tos</dc:creator>
    <dc:date>2009-02-20T10:38:32</dc:date>
    <dc:language>en-US</dc:language>
    <meta:editing-cycles>5</meta:editing-cycles>
    <meta:editing-duration>PT24M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